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eilnummer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oll-Anzahl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ifferenz</text:p>
          </table:table-cell>
        </table:table-row>
        <table:table-row table:style-name="ro1">
          <table:table-cell office:value-type="float" office:value="4239601" calcext:value-type="float">
            <text:p>4239601</text:p>
          </table:table-cell>
          <table:table-cell office:value-type="string" calcext:value-type="string">
            <text:p>Bushing, ½ modul gel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2]-[.D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1622" calcext:value-type="float">
            <text:p>4211622</text:p>
          </table:table-cell>
          <table:table-cell office:value-type="string" calcext:value-type="string">
            <text:p>Bushing, 1 module grey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3]-[.D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1715" calcext:value-type="float">
            <text:p>4121715</text:p>
          </table:table-cell>
          <table:table-cell office:value-type="string" calcext:value-type="string">
            <text:p>connector peg with friciton, 2 module, blak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C4]-[.D4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11807" calcext:value-type="float">
            <text:p>4211807</text:p>
          </table:table-cell>
          <table:table-cell office:value-type="string" calcext:value-type="string">
            <text:p>Connector peg, 2module, grey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5]-[.D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6579" calcext:value-type="float">
            <text:p>4666579</text:p>
          </table:table-cell>
          <table:table-cell office:value-type="string" calcext:value-type="string">
            <text:p>connector peg with axle, 2 modul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6]-[.D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4554" calcext:value-type="float">
            <text:p>4514554</text:p>
          </table:table-cell>
          <table:table-cell office:value-type="string" calcext:value-type="string">
            <text:p>connector peg, 3 module, beige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7]-[.D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6482" calcext:value-type="float">
            <text:p>4206482</text:p>
          </table:table-cell>
          <table:table-cell office:value-type="string" calcext:value-type="string">
            <text:p>connector peg with frcition/ax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8]-[.D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4553" calcext:value-type="float">
            <text:p>4514553</text:p>
          </table:table-cell>
          <table:table-cell office:value-type="string" calcext:value-type="string">
            <text:p>connector peg with friction, 2 module, blu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9]-[.D9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40806" calcext:value-type="float">
            <text:p>4140806</text:p>
          </table:table-cell>
          <table:table-cell office:value-type="string" calcext:value-type="string">
            <text:p>connector peg with friction, 3 module, blu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C10]-[.D1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1821" calcext:value-type="float">
            <text:p>6031821</text:p>
          </table:table-cell>
          <table:table-cell office:value-type="string" calcext:value-type="string">
            <text:p>connector peg with bushing, 3 mdule, red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1]-[.D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0177" calcext:value-type="float">
            <text:p>4560177</text:p>
          </table:table-cell>
          <table:table-cell office:value-type="string" calcext:value-type="string">
            <text:p>axle with stud 3 module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2]-[.D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9858" calcext:value-type="float">
            <text:p>4499858</text:p>
          </table:table-cell>
          <table:table-cell office:value-type="string" calcext:value-type="string">
            <text:p>axle with stop 4 module dark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3]-[.D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2865" calcext:value-type="float">
            <text:p>4142865</text:p>
          </table:table-cell>
          <table:table-cell office:value-type="string" calcext:value-type="string">
            <text:p>axle with stop 8 module dark grey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14]-[.D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1815" calcext:value-type="float">
            <text:p>4211815</text:p>
          </table:table-cell>
          <table:table-cell office:value-type="string" calcext:value-type="string">
            <text:p>Axle 2 module red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C15]-[.D1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526" calcext:value-type="float">
            <text:p>370526</text:p>
          </table:table-cell>
          <table:table-cell office:value-type="string" calcext:value-type="string">
            <text:p>Axle 3 module gra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6]-[.D1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639" calcext:value-type="float">
            <text:p>4211639</text:p>
          </table:table-cell>
          <table:table-cell office:value-type="string" calcext:value-type="string">
            <text:p>Axle 4 moduel black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17]-[.D1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string" calcext:value-type="string">
            <text:p>Axle 5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8]-[.D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805" calcext:value-type="float">
            <text:p>4211805</text:p>
          </table:table-cell>
          <table:table-cell office:value-type="string" calcext:value-type="string">
            <text:p>Axle 6 module black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9]-[.D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726" calcext:value-type="float">
            <text:p>370726</text:p>
          </table:table-cell>
          <table:table-cell office:value-type="string" calcext:value-type="string">
            <text:p>Axle 7 module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0]-[.D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5768" calcext:value-type="float">
            <text:p>4535768</text:p>
          </table:table-cell>
          <table:table-cell office:value-type="string" calcext:value-type="string">
            <text:p>Axle 8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1]-[.D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726" calcext:value-type="float">
            <text:p>373726</text:p>
          </table:table-cell>
          <table:table-cell office:value-type="string" calcext:value-type="string">
            <text:p>Axle 9 module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2]-[.D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826" calcext:value-type="float">
            <text:p>370826</text:p>
          </table:table-cell>
          <table:table-cell office:value-type="string" calcext:value-type="string">
            <text:p>Axle 10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3]-[.D2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3941" calcext:value-type="float">
            <text:p>4173941</text:p>
          </table:table-cell>
          <table:table-cell office:value-type="string" calcext:value-type="string">
            <text:p>Axle 12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4]-[.D2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2347" calcext:value-type="float">
            <text:p>4552347</text:p>
          </table:table-cell>
          <table:table-cell office:value-type="string" calcext:value-type="string">
            <text:p>Pointer 3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5]-[.D2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6140" calcext:value-type="float">
            <text:p>6006140</text:p>
          </table:table-cell>
          <table:table-cell table:style-name="ce2" office:value-type="string" calcext:value-type="string">
            <text:p>T-beam 3xe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6]-[.D2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2822" calcext:value-type="float">
            <text:p>4142822</text:p>
          </table:table-cell>
          <table:table-cell office:value-type="string" calcext:value-type="string">
            <text:p>beam with crosshole 2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7]-[.D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7973" calcext:value-type="float">
            <text:p>6007973</text:p>
          </table:table-cell>
          <table:table-cell office:value-type="string" calcext:value-type="string">
            <text:p>Beam 3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8]-[.D2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3718" calcext:value-type="float">
            <text:p>4153718</text:p>
          </table:table-cell>
          <table:table-cell office:value-type="string" calcext:value-type="string">
            <text:p>Beam 3 module green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9]-[.D2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9376" calcext:value-type="float">
            <text:p>4509376</text:p>
          </table:table-cell>
          <table:table-cell office:value-type="string" calcext:value-type="string">
            <text:p>Beam 3 module red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0]-[.D3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3707" calcext:value-type="float">
            <text:p>4153707</text:p>
          </table:table-cell>
          <table:table-cell office:value-type="string" calcext:value-type="string">
            <text:p>Beam 3 module blu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1]-[.D3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9800" calcext:value-type="float">
            <text:p>4539800</text:p>
          </table:table-cell>
          <table:table-cell office:value-type="string" calcext:value-type="string">
            <text:p>Beam 3 module yellow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32]-[.D3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0797" calcext:value-type="float">
            <text:p>4540797</text:p>
          </table:table-cell>
          <table:table-cell office:value-type="string" calcext:value-type="string">
            <text:p>frame 5x7 module grey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33]-[.D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9912" calcext:value-type="float">
            <text:p>4509912</text:p>
          </table:table-cell>
          <table:table-cell office:value-type="string" calcext:value-type="string">
            <text:p>frame 5x11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34]-[.D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1624" calcext:value-type="float">
            <text:p>4211624</text:p>
          </table:table-cell>
          <table:table-cell office:value-type="string" calcext:value-type="string">
            <text:p>angular beam 4x4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5]-[.D3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2282" calcext:value-type="float">
            <text:p>4112282</text:p>
          </table:table-cell>
          <table:table-cell office:value-type="string" calcext:value-type="string">
            <text:p>angular beam 3x7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6]-[.D3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5412" calcext:value-type="float">
            <text:p>4495412</text:p>
          </table:table-cell>
          <table:table-cell office:value-type="string" calcext:value-type="string">
            <text:p>angular beam 4x6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7]-[.D3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1270" calcext:value-type="float">
            <text:p>4141270</text:p>
          </table:table-cell>
          <table:table-cell office:value-type="string" calcext:value-type="string">
            <text:p>double angular beam 3x7 module white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38]-[.D3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1713" calcext:value-type="float">
            <text:p>4211713</text:p>
          </table:table-cell>
          <table:table-cell office:value-type="string" calcext:value-type="string">
            <text:p>angular beam 2x4 module red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39]-[.D3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5040" calcext:value-type="float">
            <text:p>4585040</text:p>
          </table:table-cell>
          <table:table-cell office:value-type="string" calcext:value-type="string">
            <text:p>angular beam 3x5 mdo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0]-[.D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651" calcext:value-type="float">
            <text:p>4211651</text:p>
          </table:table-cell>
          <table:table-cell office:value-type="string" calcext:value-type="string">
            <text:p>angular beam 3x5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1]-[.D4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5930" calcext:value-type="float">
            <text:p>4495930</text:p>
          </table:table-cell>
          <table:table-cell office:value-type="string" calcext:value-type="string">
            <text:p>Beam 5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2]-[.D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866" calcext:value-type="float">
            <text:p>4211866</text:p>
          </table:table-cell>
          <table:table-cell office:value-type="string" calcext:value-type="string">
            <text:p>Beam 7 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3]-[.D4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11705" calcext:value-type="float">
            <text:p>4611705</text:p>
          </table:table-cell>
          <table:table-cell office:value-type="string" calcext:value-type="string">
            <text:p>Beam 9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4]-[.D4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2934" calcext:value-type="float">
            <text:p>4522934</text:p>
          </table:table-cell>
          <table:table-cell office:value-type="string" calcext:value-type="string">
            <text:p>Beam 11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5]-[.D4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42578" calcext:value-type="float">
            <text:p>4542578</text:p>
          </table:table-cell>
          <table:table-cell office:value-type="string" calcext:value-type="string">
            <text:p>Beam 13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6]-[.D4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0175" calcext:value-type="float">
            <text:p>4560175</text:p>
          </table:table-cell>
          <table:table-cell table:style-name="ce2" office:value-type="string" calcext:value-type="string">
            <text:p>Beam 15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7]-[.D4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5033" calcext:value-type="float">
            <text:p>4225033</text:p>
          </table:table-cell>
          <table:table-cell office:value-type="string" calcext:value-type="string">
            <text:p>double connector peg 3 modul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8]-[.D4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6059" calcext:value-type="float">
            <text:p>4296059</text:p>
          </table:table-cell>
          <table:table-cell office:value-type="string" calcext:value-type="string">
            <text:p>double connector peg 3x3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9]-[.D4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775" calcext:value-type="float">
            <text:p>4211775</text:p>
          </table:table-cell>
          <table:table-cell office:value-type="string" calcext:value-type="string">
            <text:p>angular connector peg 3x3 module grey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50]-[.D5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0857" calcext:value-type="float">
            <text:p>4210857</text:p>
          </table:table-cell>
          <table:table-cell office:value-type="string" calcext:value-type="string">
            <text:p>cross block 2 module grey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51]-[.D5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8007" calcext:value-type="float">
            <text:p>4538007</text:p>
          </table:table-cell>
          <table:table-cell office:value-type="string" calcext:value-type="string">
            <text:p>cross block 3 module dark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52]-[.D5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1667" calcext:value-type="float">
            <text:p>4121667</text:p>
          </table:table-cell>
          <table:table-cell office:value-type="string" calcext:value-type="string">
            <text:p>cross block 3x2 module grey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53]-[.D5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2857" calcext:value-type="float">
            <text:p>4162857</text:p>
          </table:table-cell>
          <table:table-cell office:value-type="string" calcext:value-type="string">
            <text:p>doubl cross block 3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4]-[.D5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0430" calcext:value-type="float">
            <text:p>4140430</text:p>
          </table:table-cell>
          <table:table-cell office:value-type="string" calcext:value-type="string">
            <text:p>cross block fork 2x2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5]-[.D5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8527" calcext:value-type="float">
            <text:p>6008527</text:p>
          </table:table-cell>
          <table:table-cell office:value-type="string" calcext:value-type="string">
            <text:p>cross block 2x2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6]-[.D5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3044" calcext:value-type="float">
            <text:p>4563044</text:p>
          </table:table-cell>
          <table:table-cell office:value-type="string" calcext:value-type="string">
            <text:p>cross block 2x1 module red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7]-[.D5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2236" calcext:value-type="float">
            <text:p>4142236</text:p>
          </table:table-cell>
          <table:table-cell office:value-type="string" calcext:value-type="string">
            <text:p>connector peg with handle 3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8]-[.D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9019" calcext:value-type="float">
            <text:p>6009019</text:p>
          </table:table-cell>
          <table:table-cell office:value-type="string" calcext:value-type="string">
            <text:p>½ beam 4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9]-[.D5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2595" calcext:value-type="float">
            <text:p>4502595</text:p>
          </table:table-cell>
          <table:table-cell office:value-type="string" calcext:value-type="string">
            <text:p>½ triangle beam 5x3 module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0]-[.D6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6985" calcext:value-type="float">
            <text:p>4526985</text:p>
          </table:table-cell>
          <table:table-cell office:value-type="string" calcext:value-type="string">
            <text:p>3 spoke angular block 3x120°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1]-[.D6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3174" calcext:value-type="float">
            <text:p>4513174</text:p>
          </table:table-cell>
          <table:table-cell office:value-type="string" calcext:value-type="string">
            <text:p>Tube 2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62]-[.D6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07085" calcext:value-type="float">
            <text:p>4107085</text:p>
          </table:table-cell>
          <table:table-cell office:value-type="string" calcext:value-type="string">
            <text:p>angular block 1 0°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3]-[.D6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7783" calcext:value-type="float">
            <text:p>4107783</text:p>
          </table:table-cell>
          <table:table-cell office:value-type="string" calcext:value-type="string">
            <text:p>angular block 2 180°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4]-[.D6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7767" calcext:value-type="float">
            <text:p>4107767</text:p>
          </table:table-cell>
          <table:table-cell office:value-type="string" calcext:value-type="string">
            <text:p>angular block 6 90°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5]-[.D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8367" calcext:value-type="float">
            <text:p>4198367</text:p>
          </table:table-cell>
          <table:table-cell office:value-type="string" calcext:value-type="string">
            <text:p>rubber beam with crossholes 2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6]-[.D6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4559" calcext:value-type="float">
            <text:p>4514559</text:p>
          </table:table-cell>
          <table:table-cell office:value-type="string" calcext:value-type="string">
            <text:p>Gear 8 tooth dark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7]-[.D6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5452" calcext:value-type="float">
            <text:p>4565452</text:p>
          </table:table-cell>
          <table:table-cell office:value-type="string" calcext:value-type="string">
            <text:p>bevel gear 12 tooth beige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8]-[.D6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40536" calcext:value-type="float">
            <text:p>4640536</text:p>
          </table:table-cell>
          <table:table-cell office:value-type="string" calcext:value-type="string">
            <text:p>Gear 16 tooth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9]-[.D6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4558" calcext:value-type="float">
            <text:p>4514558</text:p>
          </table:table-cell>
          <table:table-cell table:style-name="ce2" office:value-type="string" calcext:value-type="string">
            <text:p>Gear 24 tooth dark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70]-[.D7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5634" calcext:value-type="float">
            <text:p>4285634</text:p>
          </table:table-cell>
          <table:table-cell office:value-type="string" calcext:value-type="string">
            <text:p>Gear 40 tooth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1]-[.D7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7431" calcext:value-type="float">
            <text:p>4177431</text:p>
          </table:table-cell>
          <table:table-cell office:value-type="string" calcext:value-type="string">
            <text:p>double bevel gear 12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2]-[.D7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7460" calcext:value-type="float">
            <text:p>4177460</text:p>
          </table:table-cell>
          <table:table-cell office:value-type="string" calcext:value-type="string">
            <text:p>double bevel gear 20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3]-[.D7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5563" calcext:value-type="float">
            <text:p>4255563</text:p>
          </table:table-cell>
          <table:table-cell office:value-type="string" calcext:value-type="string">
            <text:p>double bevel gear 36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4]-[.D7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1510" calcext:value-type="float">
            <text:p>4211510</text:p>
          </table:table-cell>
          <table:table-cell office:value-type="string" calcext:value-type="string">
            <text:p>worm gear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75]-[.D7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2235" calcext:value-type="float">
            <text:p>4652235</text:p>
          </table:table-cell>
          <table:table-cell office:value-type="string" calcext:value-type="string">
            <text:p>Gear 4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6]-[.D7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2236" calcext:value-type="float">
            <text:p>4652236</text:p>
          </table:table-cell>
          <table:table-cell office:value-type="string" calcext:value-type="string">
            <text:p>turnable bottom 28 tooth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7]-[.D7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4091" calcext:value-type="float">
            <text:p>4634091</text:p>
          </table:table-cell>
          <table:table-cell office:value-type="string" calcext:value-type="string">
            <text:p>turnable top 28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8]-[.D7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5364" calcext:value-type="float">
            <text:p>6035364</text:p>
          </table:table-cell>
          <table:table-cell office:value-type="string" calcext:value-type="string">
            <text:p>Hub 43.2x26mm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9]-[.D7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8041" calcext:value-type="float">
            <text:p>6028041</text:p>
          </table:table-cell>
          <table:table-cell office:value-type="string" calcext:value-type="string">
            <text:p>low profile tire 56x28 mm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0]-[.D8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7275" calcext:value-type="float">
            <text:p>4587275</text:p>
          </table:table-cell>
          <table:table-cell office:value-type="string" calcext:value-type="string">
            <text:p>Tire 30 4x4mm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1]-[.D8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3956" calcext:value-type="float">
            <text:p>6023956</text:p>
          </table:table-cell>
          <table:table-cell office:value-type="string" calcext:value-type="string">
            <text:p>hub 24x4mm dark grey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2]-[.D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380" calcext:value-type="float">
            <text:p>4610380</text:p>
          </table:table-cell>
          <table:table-cell office:value-type="string" calcext:value-type="string">
            <text:p>steel ball silver metallic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3]-[.D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4648" calcext:value-type="float">
            <text:p>6014648</text:p>
          </table:table-cell>
          <table:table-cell office:value-type="string" calcext:value-type="string">
            <text:p>ball bearing dark grey</text:p>
          </table:table-cell>
          <table:table-cell office:value-type="float" office:value="54" calcext:value-type="float">
            <text:p>54</text:p>
          </table:table-cell>
          <table:table-cell/>
          <table:table-cell table:formula="of:=SUM([.C84]-[.D84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82792" calcext:value-type="float">
            <text:p>4582792</text:p>
          </table:table-cell>
          <table:table-cell office:value-type="string" calcext:value-type="string">
            <text:p>track 5x1.5 m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5]-[.D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3490" calcext:value-type="float">
            <text:p>4543490</text:p>
          </table:table-cell>
          <table:table-cell office:value-type="string" calcext:value-type="string">
            <text:p>Sprocket 40.7x15mm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6]-[.D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1326" calcext:value-type="float">
            <text:p>4541326</text:p>
          </table:table-cell>
          <table:table-cell office:value-type="string" calcext:value-type="string">
            <text:p>right curved panel 5x11 module,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7]-[.D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6251" calcext:value-type="float">
            <text:p>4566251</text:p>
          </table:table-cell>
          <table:table-cell office:value-type="string" calcext:value-type="string">
            <text:p>left curved panel 5x11 module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8]-[.D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6249" calcext:value-type="float">
            <text:p>4566249</text:p>
          </table:table-cell>
          <table:table-cell office:value-type="string" calcext:value-type="string">
            <text:p>left curved panel 3x5 module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9]-[.D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9996" calcext:value-type="float">
            <text:p>6009996</text:p>
          </table:table-cell>
          <table:table-cell table:style-name="ce2" office:value-type="string" calcext:value-type="string">
            <text:p>right curved panel 3x5 module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0]-[.D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919" calcext:value-type="float">
            <text:p>6008919</text:p>
          </table:table-cell>
          <table:table-cell office:value-type="string" calcext:value-type="string">
            <text:p>ev3 bri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1]-[.D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472" calcext:value-type="float">
            <text:p>6008472</text:p>
          </table:table-cell>
          <table:table-cell office:value-type="string" calcext:value-type="string">
            <text:p>colour sensor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2]-[.D9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8924" calcext:value-type="float">
            <text:p>6008924</text:p>
          </table:table-cell>
          <table:table-cell office:value-type="string" calcext:value-type="string">
            <text:p>touch sens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3]-[.D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916" calcext:value-type="float">
            <text:p>6008916</text:p>
          </table:table-cell>
          <table:table-cell office:value-type="string" calcext:value-type="string">
            <text:p>ultrasonic sens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4]-[.D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9430" calcext:value-type="float">
            <text:p>6009430</text:p>
          </table:table-cell>
          <table:table-cell office:value-type="string" calcext:value-type="string">
            <text:p>gyro sensor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5]-[.D9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8577" calcext:value-type="float">
            <text:p>6008577</text:p>
          </table:table-cell>
          <table:table-cell office:value-type="string" calcext:value-type="string">
            <text:p>large mo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6]-[.D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2820" calcext:value-type="float">
            <text:p>6012820</text:p>
          </table:table-cell>
          <table:table-cell office:value-type="string" calcext:value-type="string">
            <text:p>medium mo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7]-[.D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4581" calcext:value-type="float">
            <text:p>6024581</text:p>
          </table:table-cell>
          <table:table-cell office:value-type="string" calcext:value-type="string">
            <text:p>rechargeable batter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8]-[.D9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4593" calcext:value-type="float">
            <text:p>6024593</text:p>
          </table:table-cell>
          <table:table-cell office:value-type="string" calcext:value-type="string">
            <text:p>cable 25cm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9]-[.D9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4585" calcext:value-type="float">
            <text:p>6024585</text:p>
          </table:table-cell>
          <table:table-cell office:value-type="string" calcext:value-type="string">
            <text:p>cable 35cm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00]-[.D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6901" calcext:value-type="float">
            <text:p>6036901</text:p>
          </table:table-cell>
          <table:table-cell office:value-type="string" calcext:value-type="string">
            <text:p>Cable 50cm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01]-[.D101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usb cable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08:10:05.568000000</meta:creation-date>
    <dc:date>2023-08-18T08:53:40.834000000</dc:date>
    <meta:editing-duration>PT43M36S</meta:editing-duration>
    <meta:editing-cycles>1</meta:editing-cycles>
    <meta:document-statistic meta:table-count="2" meta:cell-count="407" meta:object-count="0"/>
    <meta:generator>LibreOffice/7.5.5.2$Windows_X86_64 LibreOffice_project/ca8fe7424262805f223b9a2334bc7181abbcbf5e</meta:generator>
  </office:meta>
</office:document-meta>
</file>